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bri" svg:font-family="Cabri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WW8Num2">
      <style:paragraph-properties fo:line-height="150%" fo:text-align="justify" style:justify-single-word="false">
        <style:tab-stops>
          <style:tab-stop style:position="2.715cm"/>
        </style:tab-stops>
      </style:paragraph-properties>
      <style:text-properties style:font-name="Calibri" fo:font-size="10pt" fo:font-weight="bold" style:font-size-asian="10pt" style:font-weight-asian="bold" style:font-name-complex="Calibri" style:font-size-complex="10pt"/>
    </style:style>
    <style:style style:name="P2" style:family="paragraph" style:parent-style-name="Standard" style:list-style-name="WW8Num2">
      <style:paragraph-properties fo:text-align="justify" style:justify-single-word="false">
        <style:tab-stops>
          <style:tab-stop style:position="2.715cm"/>
        </style:tab-stops>
      </style:paragraph-properties>
      <style:text-properties style:font-name="Calibri" fo:font-size="10pt" fo:font-weight="bold" style:font-size-asian="10pt" style:font-weight-asian="bold" style:font-name-complex="Calibri" style:font-size-complex="10pt"/>
    </style:style>
    <style:style style:name="P3" style:family="paragraph" style:parent-style-name="Standard" style:list-style-name="WW8Num2">
      <style:paragraph-properties fo:text-align="justify" style:justify-single-word="false"/>
      <style:text-properties style:font-name="Calibri" fo:font-size="10pt" fo:font-weight="bold" style:font-size-asian="10pt" style:language-asian="pl" style:country-asian="PL" style:font-weight-asian="bold" style:font-name-complex="Calibri" style:font-size-complex="10pt"/>
    </style:style>
    <style:style style:name="P4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2.715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0pt" style:font-size-asian="10pt" style:language-asian="pl" style:country-asian="PL" style:font-name-complex="Calibri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style:font-name="Calibri" fo:font-size="10pt" fo:font-style="italic" fo:font-weight="bold" style:font-size-asian="10pt" style:font-style-asian="italic" style:font-weight-asian="bold" style:font-name-complex="Calibri" style:font-size-complex="10pt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font-name="Calibri" fo:font-size="10pt" fo:font-style="italic" style:font-size-asian="10pt" style:language-asian="pl" style:country-asian="PL" style:font-style-asian="italic" style:font-name-complex="Calibri" style:font-size-complex="10pt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10" style:family="paragraph" style:parent-style-name="Standard" style:list-style-name="WW8Num2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 fo:padding="0cm" fo:border="none"/>
      <style:text-properties style:font-name="Calibri" fo:font-size="10pt" style:font-size-asian="10pt" style:language-asian="pl" style:country-asian="PL" style:font-name-complex="Calibri" style:font-size-complex="10pt" fo:hyphenate="true" fo:hyphenation-remain-char-count="2" fo:hyphenation-push-char-count="2"/>
    </style:style>
    <style:style style:name="P13" style:family="paragraph" style:parent-style-name="Standard" style:list-style-name="WW8Num2">
      <style:paragraph-properties fo:text-align="justify" style:justify-single-word="false" fo:hyphenation-ladder-count="no-limit" fo:padding="0cm" fo:border="none"/>
      <style:text-properties style:font-name="Calibri" fo:font-size="10pt" fo:font-weight="bold" style:font-size-asian="10pt" style:language-asian="pl" style:country-asian="PL" style:font-weight-asian="bold" style:font-name-complex="Calibri" style:font-size-complex="10pt" fo:hyphenate="true" fo:hyphenation-remain-char-count="2" fo:hyphenation-push-char-count="2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alibri" fo:font-size="10pt" fo:font-weight="bold" style:font-size-asian="10pt" style:language-asian="pl" style:country-asian="PL" style:font-weight-asian="bold" style:font-name-complex="Calibri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Calibri" fo:font-size="10pt" fo:font-weight="bold" style:font-size-asian="10pt" style:font-weight-asian="bold" style:font-name-complex="Calibri" style:font-size-complex="10pt"/>
    </style:style>
    <style:style style:name="P17" style:family="paragraph" style:parent-style-name="Heading_20_1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18" style:family="paragraph" style:parent-style-name="Akapit_20_z_20_listą" style:list-style-name="WW8Num3">
      <style:text-properties fo:font-size="10pt" style:font-size-asian="10pt" style:font-name-complex="Calibri" style:font-size-complex="10pt"/>
    </style:style>
    <style:style style:name="P19" style:family="paragraph" style:parent-style-name="Akapit_20_z_20_listą" style:list-style-name="WW8Num3">
      <style:paragraph-properties fo:text-align="justify" style:justify-single-word="false"/>
      <style:text-properties fo:font-size="10pt" style:font-size-asian="10pt" style:font-name-complex="Calibri" style:font-size-complex="10pt"/>
    </style:style>
    <style:style style:name="P20" style:family="paragraph" style:parent-style-name="Akapit_20_z_20_listą" style:list-style-name="WW8Num5">
      <style:paragraph-properties fo:text-align="justify" style:justify-single-word="false"/>
      <style:text-properties fo:font-size="10pt" style:font-size-asian="10pt" style:font-name-complex="Calibri" style:font-size-complex="10pt"/>
    </style:style>
    <style:style style:name="P21" style:family="paragraph" style:parent-style-name="Akapit_20_z_20_listą" style:list-style-name="WW8Num4">
      <style:paragraph-properties fo:text-align="justify" style:justify-single-word="false"/>
      <style:text-properties fo:font-size="10pt" style:font-size-asian="10pt" style:font-name-complex="Calibri" style:font-size-complex="10pt"/>
    </style:style>
    <style:style style:name="P22" style:family="paragraph" style:parent-style-name="Akapit_20_z_20_listą" style:list-style-name="WW8Num5">
      <style:text-properties fo:font-size="10pt" style:font-size-asian="10pt" style:font-name-complex="Calibri" style:font-size-complex="10pt"/>
    </style:style>
    <style:style style:name="P23" style:family="paragraph" style:parent-style-name="Akapit_20_z_20_listą" style:list-style-name="WW8Num5">
      <style:paragraph-properties fo:text-align="justify" style:justify-single-word="false" fo:padding="0cm" fo:border="none"/>
      <style:text-properties fo:font-size="10pt" style:font-size-asian="10pt" style:font-name-complex="Calibri" style:font-size-complex="10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3" style:family="text">
      <style:text-properties style:font-name="Calibri" fo:font-size="10pt" fo:font-weight="bold" style:font-size-asian="10pt" style:language-asian="pl" style:country-asian="PL" style:font-weight-asian="bold" style:font-name-complex="Calibri" style:font-size-complex="10pt"/>
    </style:style>
    <style:style style:name="T4" style:family="text">
      <style:text-properties style:font-name="Calibri" fo:font-size="10pt" style:font-size-asian="10pt" style:font-name-complex="Calibri" style:font-size-complex="10pt"/>
    </style:style>
    <style:style style:name="T5" style:family="text">
      <style:text-properties style:font-name="Calibri" fo:font-size="10pt" style:font-size-asian="10pt" style:language-asian="pl" style:country-asian="PL" style:font-name-complex="Calibri" style:font-size-complex="10pt"/>
    </style:style>
    <style:style style:name="T6" style:family="text">
      <style:text-properties style:font-name="Calibri" fo:font-size="10pt" fo:font-style="italic" fo:font-weight="bold" style:font-size-asian="10pt" style:font-style-asian="italic" style:font-weight-asian="bold" style:font-name-complex="Calibri" style:font-size-complex="10pt"/>
    </style:style>
    <style:style style:name="T7" style:family="text">
      <style:text-properties style:font-name="Calibri" fo:font-size="10pt" fo:font-style="italic" style:font-size-asian="10pt" style:language-asian="pl" style:country-asian="PL" style:font-style-asian="italic" style:font-name-complex="Calibri" style:font-size-complex="10pt"/>
    </style:style>
    <style:style style:name="T8" style:family="text">
      <style:text-properties style:font-name="Calibri" fo:font-size="10pt" fo:font-style="italic" style:font-size-asian="10pt" style:language-asian="pl" style:country-asian="PL" style:font-style-asian="italic" style:font-name-complex="Calibri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h text:style-name="P17" text:outline-level="1">PROGRAM PRAKTYKI ZAWODOWEJ - TECHNIK INFORMATYK 351203</text:h>
      <text:list xml:id="list172192527" text:style-name="WW8Num2">
        <text:list-item>
          <text:p text:style-name="P1">Warunki realizacji:</text:p>
        </text:list-item>
      </text:list>
      <text:p text:style-name="P5">Czas trwania praktyki: 4 tygodnie kalendarzowe - 20 dni roboczych - 140 godz.</text:p>
      <text:p text:style-name="P9"><text:span text:style-name="T4"><text:tab/></text:span><text:span text:style-name="T6">Przed rozpoczęciem praktyki zawodowej należy zapoznać uczniów z harmonogramem praktyki, zwrócić uwagę na obowiązek przestrzegania zakładowego regulaminu, przepisów bezpieczeństwa i higieny pracy, ochrony ppoż. oraz ochrony środowiska.</text:span></text:p>
      <text:p text:style-name="P7"><text:tab/>Program praktyki zawodowej należy traktować w sposób elastyczny i może on być modyfikowany stosownie do możliwości realizacji w przedsiębiorstwie produkcyjnym lub usługowym. Niemniej jednak należy dążyć do tego, aby uczniowie poznali jak najszerszy zakres zagadnień związanych z organizacją i funkcjonowaniem zakładu produkcyjnego.</text:p>
      <text:p text:style-name="P7"/>
      <text:list xml:id="list14446317583657" text:continue-numbering="true" text:style-name="WW8Num2">
        <text:list-item>
          <text:p text:style-name="P2">Szczegółowe cele kształcenia</text:p>
        </text:list-item>
      </text:list>
      <text:p text:style-name="P11"><text:span text:style-name="T7">Cele ogólne (w</text:span><text:span text:style-name="T4"> trakcie praktyk uczeń powinien poznać): </text:span></text:p>
      <text:list xml:id="list1864725046" text:style-name="WW8Num3">
        <text:list-item>
          <text:p text:style-name="P18">strukturę organizacyjną przedsiębiorstwa, </text:p>
        </text:list-item>
        <text:list-item>
          <text:p text:style-name="P18">rodzaj działalności prowadzonej w przedsiębiorstwie, </text:p>
        </text:list-item>
        <text:list-item>
          <text:p text:style-name="P18">zasady współpracy w zespole, w którym będzie odbywał praktykę, </text:p>
        </text:list-item>
        <text:list-item>
          <text:p text:style-name="P18">przepisy bezpieczeństwa i higieny pracy, oraz przepisy ochrony przeciwpożarowej i ochrony środowiska w miejscu pracy, </text:p>
        </text:list-item>
        <text:list-item>
          <text:p text:style-name="P18">zasady organizacji stanowiska pracy, </text:p>
        </text:list-item>
        <text:list-item>
          <text:p text:style-name="P19">przepisy prawne związane z zatrudnieniem, </text:p>
        </text:list-item>
        <text:list-item>
          <text:p text:style-name="P19">obowiązki pracownika i pracodawcy.</text:p>
        </text:list-item>
      </text:list>
      <text:p text:style-name="P8">Cele operacyjne (uczeń potrafi):</text:p>
      <text:list xml:id="list3010086646" text:style-name="WW8Num5">
        <text:list-item>
          <text:p text:style-name="P20">zrealizować zadania zgodnie z zaplanowanym harmonogramem, </text:p>
        </text:list-item>
        <text:list-item>
          <text:p text:style-name="P20">rozwijać umiejętność komunikowania się w zespole, </text:p>
        </text:list-item>
        <text:list-item>
          <text:p text:style-name="P20">przestrzegać zasad kultury i etyki, </text:p>
        </text:list-item>
        <text:list-item>
          <text:p text:style-name="P20">stosować zasady bezpieczeństwa i higieny pracy, oraz przepisy ochrony przeciwpożarowej i ochrony środowiska w miejscu pracy, </text:p>
        </text:list-item>
        <text:list-item>
          <text:p text:style-name="P20">organizować własne stanowisko pracy, </text:p>
        </text:list-item>
        <text:list-item>
          <text:p text:style-name="P20">realizować zadania zawodowe w warunkach zakładu pracy, </text:p>
        </text:list-item>
        <text:list-item>
          <text:p text:style-name="P20">wykonywać montaż komputera zgodnie z zaplanowaną konfiguracją,</text:p>
        </text:list-item>
        <text:list-item>
          <text:p text:style-name="P20">planować i wykonywać czynności związane z modernizacją komputera,</text:p>
        </text:list-item>
        <text:list-item>
          <text:p text:style-name="P20">dobierać konfigurację sprzętu i oprogramowania komputerowego dla różnych zastosowań,</text:p>
        </text:list-item>
        <text:list-item>
          <text:p text:style-name="P20">zainstalować system operacyjny, sterowniki urządzeń, dokonać konfiguracji systemu operacyjnego,</text:p>
        </text:list-item>
        <text:list-item>
          <text:p text:style-name="P20">zamontować okablowanie sieciowe, zweryfikować poprawność montażu okablowania strukturalnego,</text:p>
        </text:list-item>
        <text:list-item>
          <text:p text:style-name="P20">posługiwać się gotowymi pakietami oprogramowania użytkowego i narzędziowego,</text:p>
        </text:list-item>
        <text:list-item>
          <text:p text:style-name="P20">korzystać z zasobów lokalnych sieci komputerowych i Internetu, </text:p>
        </text:list-item>
        <text:list-item>
          <text:p text:style-name="P20">organizować i wykonywać prace w zakresie usług informatycznych dla użytkowników lub zleceniodawców, </text:p>
        </text:list-item>
        <text:list-item>
          <text:p text:style-name="P20">zaprojektować, stworzyć i administrować witrynami internetowymi, </text:p>
        </text:list-item>
        <text:list-item>
          <text:p text:style-name="P20">tworzyć aplikacje internetowe, </text:p>
        </text:list-item>
        <text:list-item>
          <text:p text:style-name="P22">administrować bazami danych i systemami przetwarzania informacji w przedsiębiorstwie, </text:p>
        </text:list-item>
        <text:list-item>
          <text:p text:style-name="P20">projektować bazy danych na użytek przedsiębiorstwa, </text:p>
        </text:list-item>
        <text:list-item>
          <text:p text:style-name="P20">posługiwać się terminologią zawodową w języku angielskim, </text:p>
        </text:list-item>
        <text:list-item>
          <text:p text:style-name="P23"><text:soft-page-break/>korzystać z instrukcji i literatury w języku angielskim, </text:p>
        </text:list-item>
        <text:list-item>
          <text:p text:style-name="P23">pracować w zespole.</text:p>
        </text:list-item>
      </text:list>
      <text:p text:style-name="P12"/>
      <text:list xml:id="list14446240391465" text:continue-list="list14446317583657" text:style-name="WW8Num2">
        <text:list-item>
          <text:p text:style-name="P13">Materiał nauczania.</text:p>
        </text:list-item>
      </text:list>
      <text:p text:style-name="P4">W trakcie praktyk uczeń powinien: </text:p>
      <text:list xml:id="list368299597" text:style-name="WW8Num4">
        <text:list-item>
          <text:p text:style-name="P21">dobierać sprzęt zgodnie z zapotrzebowaniem klienta, </text:p>
        </text:list-item>
        <text:list-item>
          <text:p text:style-name="P21">dobierać sprzęt do rozbudowy zestawu komputerowego, </text:p>
        </text:list-item>
        <text:list-item>
          <text:p text:style-name="P21">dobierać oprogramowanie antywirusowe, biurowe, specjalistyczne stosowane w firmie i wymagane przez klienta, </text:p>
        </text:list-item>
        <text:list-item>
          <text:p text:style-name="P21">projektować, tworzyć i konfigurować sieci komputerowe,</text:p>
        </text:list-item>
        <text:list-item>
          <text:p text:style-name="P21">montować osprzęt i okablowanie sieciowe,</text:p>
        </text:list-item>
        <text:list-item>
          <text:p text:style-name="P21">projektować strony internetowe według wskazań klienta, </text:p>
        </text:list-item>
        <text:list-item>
          <text:p text:style-name="P21">posługiwać się strukturalnym językiem zapytań do obsługi baz danych, </text:p>
        </text:list-item>
        <text:list-item>
          <text:p text:style-name="P21">tworzyć proste bazy danych na użytek przedsiębiorstwa, </text:p>
        </text:list-item>
        <text:list-item>
          <text:p text:style-name="P21">wykorzystywać języki programowania do tworzenia aplikacji internetowych realizujących zadania po stronie serwera, </text:p>
        </text:list-item>
        <text:list-item>
          <text:p text:style-name="P21">przygotować materiały multimedialne umieszczane na stronie WWW,</text:p>
        </text:list-item>
        <text:list-item>
          <text:p text:style-name="P21">instalować, konfigurować usługi i funkcje systemów operacyjnych Windows i Linux</text:p>
        </text:list-item>
      </text:list>
      <text:p text:style-name="P14"/>
      <text:list xml:id="list14444627954696" text:continue-list="list14446240391465" text:style-name="WW8Num2">
        <text:list-item>
          <text:p text:style-name="P3">Warunki osiągania efektów kształcenia.</text:p>
        </text:list-item>
      </text:list>
      <text:p text:style-name="P15"><text:span text:style-name="T4">Praktyka powinna stwarzać możliwość poznania praktycznych zastosowań informatyki i organizacji prac informatycznych w przedsiębiorstwie podczas wykonywania zadań na rzecz użytkowników lub zleceniodawców. </text:span><text:span text:style-name="T5">Ma na celu pogłębienie wiadomości nabytych w szkole oraz doskonalenie umiejętności zawodowych na różnych stanowiskach pracy. Powinna przygotować uczniów do kierowania pracą innych, wykształcić umiejętność pracy i współdziałania w zespole, poczucie odpowiedzialności za jakość pracy, poszanowanie mienia, uczciwość.</text:span><text:span text:style-name="T4"> </text:span><text:span text:style-name="T5">Zajęcia powinny być prowadzone indywidualnie i w grupach z wykorzystaniem zróżnicowanych form. Grupy do wykonywania zadań mogą liczyć do 3 osób. Dominującą metodą kształcenia powinna być próba pracy.</text:span></text:p>
      <text:p text:style-name="P6"/>
      <text:list xml:id="list14444915160642" text:continue-numbering="true" text:style-name="WW8Num2">
        <text:list-item>
          <text:p text:style-name="P10"><text:span text:style-name="T3">Środki dydaktyczne - </text:span><text:span text:style-name="T5">wyposażenie zakładu pracy</text:span></text:p>
        </text:list-item>
      </text:list>
      <text:p text:style-name="P14"/>
      <text:list xml:id="list14445962966259" text:continue-numbering="true" text:style-name="WW8Num2">
        <text:list-item>
          <text:p text:style-name="P3">Propozycje kryteriów oceny i metod sprawdzania efektów kształcenia.</text:p>
        </text:list-item>
      </text:list>
      <text:p text:style-name="P15"><text:span text:style-name="T5">W czasie odbywania praktyki uczeń ma obowiązek prowadzenia </text:span><text:span text:style-name="T8">Dzienniczka praktyk</text:span><text:span text:style-name="T5">, w którym zapisuje codzienne czynności i spostrzeżenia. W czasie praktyki oprócz udziału uczniów w procesie pracy można stosować inne formy organizacyjne, takie jak spotkania i zajęcia szkoleniowe prowadzone przez specjalistów przedsiębiorstwa, w tym pokazy, obserwacje i instruktaże. Udział w tych formach organizacyjnych praktyki powinien być opisany przez uczniów. Do oceny osiągnięć efektów kształcenia uczących się proponuje się testy praktyczne, oceniane zachowań uczniów w sytuacjach wykonywania zadań zawodowych, ocenianie postaw zawodowych.</text:span><text:span text:style-name="T4"> </text:span><text:span text:style-name="T5">Dominującą metodą kształcenia powinna być próba pracy. Po zakończeniu praktyki instruktor praktyki zawodowej wystawia opinię i ocenę w </text:span><text:span text:style-name="T8">Dzienniczku praktyk</text:span><text:span text:style-name="T5">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bri" svg:font-family="Cabri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font-size="13pt" style:font-size-asian="13pt"/>
    </style:style>
    <style:style style:name="Nagłówek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odpis2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FR3" style:family="paragraph">
      <style:paragraph-properties fo:margin-top="0.071cm" fo:margin-bottom="0cm" loext:contextual-spacing="false" fo:text-align="end" style:justify-single-word="false" fo:orphans="0" fo:widows="0" fo:hyphenation-ladder-count="no-limit"/>
      <style:text-properties style:use-window-font-color="true" style:font-name="Arial" fo:font-family="Arial" style:font-family-generic="swiss" style:font-pitch="variable" fo:font-size="18pt" fo:language="pl" fo:country="PL" style:font-name-asian="Arial" style:font-family-asian="Arial" style:font-family-generic-asian="swiss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bri" fo:font-family="Cabri" fo:font-size="10pt" fo:font-style="normal" fo:font-weight="bold" style:font-size-asian="10pt" style:language-asian="pl" style:country-asian="PL" style:font-style-asian="normal" style:font-weight-asian="bold" style:font-name-complex="Wingdings" style:font-family-complex="Wingdings" style:font-pitch-complex="variable" style:font-charset-complex="x-symbol" style:font-size-complex="10pt" style:font-style-complex="normal"/>
    </style:style>
    <style:style style:name="WW8Num3z0" style:family="text">
      <style:text-properties fo:font-size="10pt" style:font-size-asian="10pt" style:language-asian="pl" style:country-asian="PL" style:font-name-complex="Calibri" style:font-family-complex="Calibri" style:font-family-generic-complex="swiss" style:font-pitch-complex="variable" style:font-size-complex="10pt"/>
    </style:style>
    <style:style style:name="WW8Num4z0" style:family="text">
      <style:text-properties style:font-name="Calibri" fo:font-family="Calibri" style:font-family-generic="swiss" style:font-pitch="variable" fo:font-size="10pt" fo:font-weight="bold" style:font-size-asian="10pt" style:language-asian="pl" style:country-asian="PL" style:font-weight-asian="bold" style:font-name-complex="Calibri" style:font-family-complex="Calibri" style:font-family-generic-complex="swiss" style:font-pitch-complex="variable" style:font-size-complex="10pt"/>
    </style:style>
    <style:style style:name="WW8Num5z0" style:family="text">
      <style:text-properties style:font-name="Calibri" fo:font-family="Calibri" style:font-family-generic="swiss" style:font-pitch="variable" fo:font-size="10pt" style:font-size-asian="10pt" style:language-asian="pl" style:country-asian="PL" style:font-name-complex="Calibri" style:font-family-complex="Calibri" style:font-family-generic-complex="swiss" style:font-pitch-complex="variable" style:font-size-complex="10pt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0pt" style:font-size-asian="10pt" style:language-asian="pl" style:country-asian="PL" style:font-name-complex="Calibri" style:font-family-complex="Calibri" style:font-family-generic-complex="swiss" style:font-pitch-complex="variable" style:font-size-complex="10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ize="10pt" style:font-size-asian="10pt" style:language-asian="pl" style:country-asian="PL" style:font-name-complex="Calibri" style:font-family-complex="Calibri" style:font-family-generic-complex="swiss" style:font-pitch-complex="variable" style:font-size-complex="10pt"/>
    </style:style>
    <style:style style:name="WW8Num1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Domyślna_20_czcionka_20_akapitu" style:display-name="Domyślna czcionka akapitu" style:family="text"/>
    <style:style style:name="Absatz-Standardschriftart" style:family="text"/>
    <style:style style:name="Domyślna_20_czcionka_20_akapitu2" style:display-name="Domyślna czcionka akapitu2" style:family="text"/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omyślna_20_czcionka_20_akapitu1" style:display-name="Domyślna czcionka akapitu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 PRAKTYKI ZAWODOWEJ - klasa IISE</dc:title>
    <meta:initial-creator>Dżaman</meta:initial-creator>
    <meta:creation-date>2022-03-30T22:16:00</meta:creation-date>
    <dc:date>2022-06-03T01:44:43.864000000</dc:date>
    <meta:print-date>2014-02-04T15:16:00</meta:print-date>
    <meta:editing-cycles>6</meta:editing-cycles>
    <meta:editing-duration>PT36M49S</meta:editing-duration>
    <meta:document-statistic meta:table-count="0" meta:image-count="0" meta:object-count="0" meta:page-count="2" meta:paragraph-count="54" meta:word-count="650" meta:character-count="5144" meta:non-whitespace-character-count="4561"/>
    <meta:generator>Trio_Office/6.2.8.2$Windows_x86 LibreOffice_project/</meta:generator>
  </office:meta>
</office:document-meta>
</file>